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A0000015A97DDFED3F5851A24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igitalStrip" svg:font-family="DigitalStrip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cm" style:rel-width="100%" fo:margin-top="0cm" fo:margin-bottom="0cm" table:align="center" style:writing-mode="lr-tb"/>
    </style:style>
    <style:style style:name="Table2.A" style:family="table-column">
      <style:table-column-properties style:column-width="8.013cm" style:rel-column-width="4543*"/>
    </style:style>
    <style:style style:name="Table2.B" style:family="table-column">
      <style:table-column-properties style:column-width="8.987cm" style:rel-column-width="5095*"/>
    </style:style>
    <style:style style:name="Table2.1" style:family="table-row">
      <style:table-row-properties style:min-row-height="1.27cm" fo:keep-together="auto"/>
    </style:style>
    <style:style style:name="Tab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2" style:family="table-row">
      <style:table-row-properties style:min-row-height="12.012cm" fo:keep-together="auto"/>
    </style:style>
    <style:style style:name="Table2.A2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le2.3" style:family="table-row">
      <style:table-row-properties style:min-row-height="11.536cm" fo:keep-together="auto"/>
    </style:style>
    <style:style style:name="Table2.B3" style:family="table-cell">
      <style:table-cell-properties style:vertical-align="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0f402f"/>
    </style:style>
    <style:style style:name="P2" style:family="paragraph" style:parent-style-name="Standard">
      <style:text-properties officeooo:paragraph-rsid="000f402f"/>
    </style:style>
    <style:style style:name="P3" style:family="paragraph" style:parent-style-name="Standard">
      <style:paragraph-properties fo:margin-top="0cm" fo:margin-bottom="0.141cm" loext:contextual-spacing="false"/>
      <style:text-properties officeooo:paragraph-rsid="000f402f"/>
    </style:style>
    <style:style style:name="P4" style:family="paragraph" style:parent-style-name="Standard">
      <style:paragraph-properties fo:margin-top="0cm" fo:margin-bottom="0.212cm" loext:contextual-spacing="false"/>
      <style:text-properties officeooo:paragraph-rsid="000f402f"/>
    </style:style>
    <style:style style:name="T1" style:family="text">
      <style:text-properties fo:color="#000000" style:font-name="DigitalStrip" fo:font-size="16pt" fo:language="es" fo:country="ES" fo:font-weight="bold" style:font-size-asian="16pt" style:font-weight-asian="bold" style:font-size-complex="16pt"/>
    </style:style>
    <style:style style:name="T2" style:family="text">
      <style:text-properties fo:color="#404040" style:font-name="DigitalStrip" fo:font-size="7pt" fo:language="es" fo:country="ES" fo:font-style="italic" style:font-size-asian="7pt" style:font-style-asian="italic" style:font-size-complex="7pt"/>
    </style:style>
    <style:style style:name="T3" style:family="text">
      <style:text-properties fo:color="#404040" style:font-name="DigitalStrip" fo:font-size="14pt" fo:language="es" fo:country="ES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"><text:span text:style-name="T1">Nombre</text:span>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1"><draw:frame draw:style-name="fr1" draw:name="Imagen 6" text:anchor-type="paragraph" svg:x="0.425cm" svg:y="0cm" svg:width="3.069cm" svg:height="3.995cm" draw:z-index="0"><draw:image xlink:href="Pictures/100000000000010A0000015A97DDFED3F5851A24.jpg" xlink:type="simple" xlink:show="embed" xlink:actuate="onLoad"/><svg:desc>alumno2</svg:desc></draw:frame></text:p>
          </table:table-cell>
          <table:table-cell table:style-name="Table2.A1" office:value-type="string">
            <text:p text:style-name="P4"><text:span text:style-name="T2"/></text:p>
          </table:table-cell>
        </table:table-row>
        <table:table-row table:style-name="Table2.3">
          <table:table-cell table:style-name="Table2.A1" office:value-type="string">
            <text:p text:style-name="P4"><text:span text:style-name="T3">Sobre</text:span></text:p>
          </table:table-cell>
          <table:table-cell table:style-name="Table2.B3" office:value-type="string">
            <text:p text:style-name="P2"><text:span text:style-name="T3">¿Entonces …?</text:span></text:p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igitalStrip" svg:font-family="DigitalStrip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9:05:27.923870031</meta:creation-date>
    <dc:date>2018-02-15T19:09:15.087702738</dc:date>
    <meta:editing-duration>PT3M47S</meta:editing-duration>
    <meta:editing-cycles>1</meta:editing-cycles>
    <meta:document-statistic meta:table-count="1" meta:image-count="1" meta:object-count="0" meta:page-count="2" meta:paragraph-count="3" meta:word-count="4" meta:character-count="23" meta:non-whitespace-character-count="22"/>
    <meta:generator>LibreOffice/5.2.4.2$Linux_X86_64 LibreOffice_project/3d5603e1122f0f102b62521720ab13a38a4e0eb0</meta:generator>
  </office:meta>
</office:document-meta>
</file>